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6981c" officeooo:paragraph-rsid="0026981c"/>
    </style:style>
    <style:style style:name="P2" style:family="paragraph" style:parent-style-name="Standard">
      <style:text-properties officeooo:rsid="0001c791" officeooo:paragraph-rsid="0001c791"/>
    </style:style>
    <style:style style:name="P3" style:family="paragraph" style:parent-style-name="Standard">
      <style:text-properties fo:color="#c9211e" loext:opacity="100%" officeooo:rsid="00569f31" officeooo:paragraph-rsid="00569f31"/>
    </style:style>
    <style:style style:name="P4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5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6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7" style:family="paragraph" style:parent-style-name="Standard">
      <style:text-properties officeooo:rsid="00052630" officeooo:paragraph-rsid="00052630"/>
    </style:style>
    <style:style style:name="P8" style:family="paragraph" style:parent-style-name="Standard">
      <style:text-properties officeooo:rsid="000634a6" officeooo:paragraph-rsid="000634a6"/>
    </style:style>
    <style:style style:name="P9" style:family="paragraph" style:parent-style-name="Standard">
      <style:text-properties officeooo:rsid="00052630" officeooo:paragraph-rsid="00065285"/>
    </style:style>
    <style:style style:name="P10" style:family="paragraph" style:parent-style-name="Standard">
      <style:text-properties officeooo:rsid="000370e3" officeooo:paragraph-rsid="000370e3"/>
    </style:style>
    <style:style style:name="P11" style:family="paragraph" style:parent-style-name="Standard">
      <style:text-properties officeooo:rsid="00065285" officeooo:paragraph-rsid="00065285"/>
    </style:style>
    <style:style style:name="P12" style:family="paragraph" style:parent-style-name="Standard">
      <style:text-properties officeooo:rsid="0003f18d" officeooo:paragraph-rsid="0003f18d"/>
    </style:style>
    <style:style style:name="P13" style:family="paragraph" style:parent-style-name="Standard">
      <style:text-properties officeooo:rsid="0009db2d" officeooo:paragraph-rsid="0009db2d"/>
    </style:style>
    <style:style style:name="P14" style:family="paragraph" style:parent-style-name="Standard">
      <style:text-properties officeooo:rsid="000b7f4d" officeooo:paragraph-rsid="000b7f4d"/>
    </style:style>
    <style:style style:name="P15" style:family="paragraph" style:parent-style-name="Standard">
      <style:text-properties officeooo:rsid="000f425c" officeooo:paragraph-rsid="000f425c"/>
    </style:style>
    <style:style style:name="P16" style:family="paragraph" style:parent-style-name="Standard">
      <style:text-properties officeooo:rsid="000cc294" officeooo:paragraph-rsid="000cc294"/>
    </style:style>
    <style:style style:name="P17" style:family="paragraph" style:parent-style-name="Standard">
      <style:text-properties officeooo:paragraph-rsid="000f425c"/>
    </style:style>
    <style:style style:name="P18" style:family="paragraph" style:parent-style-name="Standard">
      <style:text-properties officeooo:rsid="00128002" officeooo:paragraph-rsid="00128002"/>
    </style:style>
    <style:style style:name="P19" style:family="paragraph" style:parent-style-name="Standard">
      <style:text-properties officeooo:rsid="0012f78c" officeooo:paragraph-rsid="0012f78c"/>
    </style:style>
    <style:style style:name="P20" style:family="paragraph" style:parent-style-name="Standard">
      <style:text-properties officeooo:rsid="000f425c" officeooo:paragraph-rsid="0012f78c"/>
    </style:style>
    <style:style style:name="P21" style:family="paragraph" style:parent-style-name="Standard">
      <style:text-properties officeooo:rsid="0010f5c3" officeooo:paragraph-rsid="0010f5c3"/>
    </style:style>
    <style:style style:name="P22" style:family="paragraph" style:parent-style-name="Standard">
      <style:text-properties officeooo:rsid="00154b49" officeooo:paragraph-rsid="00154b49"/>
    </style:style>
    <style:style style:name="P23" style:family="paragraph" style:parent-style-name="Standard">
      <style:text-properties officeooo:rsid="002ccb2a" officeooo:paragraph-rsid="00327a9f"/>
    </style:style>
    <style:style style:name="P24" style:family="paragraph" style:parent-style-name="Text_20_body">
      <style:text-properties officeooo:rsid="0045f5e2" officeooo:paragraph-rsid="0045f5e2"/>
    </style:style>
    <style:style style:name="P25" style:family="paragraph" style:parent-style-name="Standard">
      <style:text-properties officeooo:rsid="00191182" officeooo:paragraph-rsid="00271c43"/>
    </style:style>
    <style:style style:name="P26" style:family="paragraph" style:parent-style-name="Standard">
      <style:text-properties officeooo:rsid="0027dd70" officeooo:paragraph-rsid="0027dd70"/>
    </style:style>
    <style:style style:name="P27" style:family="paragraph" style:parent-style-name="Standard">
      <style:text-properties officeooo:rsid="0028c618" officeooo:paragraph-rsid="0028c618"/>
    </style:style>
    <style:style style:name="P28" style:family="paragraph" style:parent-style-name="Standard">
      <style:text-properties officeooo:rsid="0043c252" officeooo:paragraph-rsid="0043c252"/>
    </style:style>
    <style:style style:name="P29" style:family="paragraph" style:parent-style-name="Standard">
      <style:text-properties officeooo:rsid="003569e5" officeooo:paragraph-rsid="003569e5"/>
    </style:style>
    <style:style style:name="P30" style:family="paragraph" style:parent-style-name="Standard">
      <style:text-properties officeooo:rsid="0036770b" officeooo:paragraph-rsid="0036770b"/>
    </style:style>
    <style:style style:name="P31" style:family="paragraph" style:parent-style-name="Standard">
      <style:text-properties fo:font-weight="normal" officeooo:rsid="0036770b" officeooo:paragraph-rsid="00384098" style:font-weight-asian="normal" style:font-weight-complex="normal"/>
    </style:style>
    <style:style style:name="P32" style:family="paragraph" style:parent-style-name="Standard">
      <style:text-properties fo:font-weight="normal" officeooo:rsid="0036770b" officeooo:paragraph-rsid="003aa110" style:font-weight-asian="normal" style:font-weight-complex="normal"/>
    </style:style>
    <style:style style:name="P33" style:family="paragraph" style:parent-style-name="Standard">
      <style:text-properties fo:font-weight="normal" officeooo:rsid="0046c683" officeooo:paragraph-rsid="0046c683" style:font-weight-asian="normal" style:font-weight-complex="normal"/>
    </style:style>
    <style:style style:name="P34" style:family="paragraph" style:parent-style-name="Standard">
      <style:text-properties fo:font-weight="normal" officeooo:rsid="004b7039" officeooo:paragraph-rsid="004b7039" style:font-weight-asian="normal" style:font-weight-complex="normal"/>
    </style:style>
    <style:style style:name="P35" style:family="paragraph" style:parent-style-name="Standard">
      <style:text-properties fo:font-weight="normal" officeooo:rsid="00521f52" officeooo:paragraph-rsid="00521f52" style:font-weight-asian="normal" style:font-weight-complex="normal"/>
    </style:style>
    <style:style style:name="P36" style:family="paragraph" style:parent-style-name="Standard">
      <style:text-properties officeooo:rsid="00191182" officeooo:paragraph-rsid="003569e5"/>
    </style:style>
    <style:style style:name="P37" style:family="paragraph" style:parent-style-name="Standard">
      <style:text-properties officeooo:rsid="00191182" officeooo:paragraph-rsid="00191182"/>
    </style:style>
    <style:style style:name="P38" style:family="paragraph" style:parent-style-name="Standard">
      <style:text-properties officeooo:rsid="003f34ff" officeooo:paragraph-rsid="003f34ff"/>
    </style:style>
    <style:style style:name="P39" style:family="paragraph" style:parent-style-name="Standard">
      <style:text-properties officeooo:rsid="003f61ff" officeooo:paragraph-rsid="003f61ff"/>
    </style:style>
    <style:style style:name="P40" style:family="paragraph" style:parent-style-name="Standard">
      <style:text-properties officeooo:rsid="00191182" officeooo:paragraph-rsid="003f34ff"/>
    </style:style>
    <style:style style:name="P41" style:family="paragraph" style:parent-style-name="Standard">
      <style:text-properties officeooo:rsid="0054d10d" officeooo:paragraph-rsid="0054d10d"/>
    </style:style>
    <style:style style:name="P42" style:family="paragraph" style:parent-style-name="Standard">
      <style:text-properties officeooo:rsid="005549c7" officeooo:paragraph-rsid="005549c7"/>
    </style:style>
    <style:style style:name="P43" style:family="paragraph" style:parent-style-name="Standard">
      <style:text-properties fo:color="#c9211e" loext:opacity="100%" officeooo:rsid="005549c7" officeooo:paragraph-rsid="005549c7"/>
    </style:style>
    <style:style style:name="P44" style:family="paragraph" style:parent-style-name="Standard">
      <style:text-properties officeooo:rsid="0043b0b8" officeooo:paragraph-rsid="005549c7"/>
    </style:style>
    <style:style style:name="P45" style:family="paragraph" style:parent-style-name="Standard">
      <style:text-properties officeooo:rsid="00191182" officeooo:paragraph-rsid="005549c7"/>
    </style:style>
    <style:style style:name="P46" style:family="paragraph" style:parent-style-name="Standard">
      <style:text-properties officeooo:paragraph-rsid="005549c7"/>
    </style:style>
    <style:style style:name="P47" style:family="paragraph" style:parent-style-name="Standard">
      <style:text-properties officeooo:rsid="0019a64e" officeooo:paragraph-rsid="0019a64e"/>
    </style:style>
    <style:style style:name="P48" style:family="paragraph" style:parent-style-name="Standard">
      <style:text-properties officeooo:paragraph-rsid="0043b0b8"/>
    </style:style>
    <style:style style:name="P49" style:family="paragraph" style:parent-style-name="Standard">
      <style:text-properties officeooo:rsid="0019a64e" officeooo:paragraph-rsid="00191182"/>
    </style:style>
    <style:style style:name="P50" style:family="paragraph" style:parent-style-name="Standard">
      <style:text-properties style:use-window-font-color="true" loext:opacity="0%" officeooo:rsid="0043c252" officeooo:paragraph-rsid="0043c252"/>
    </style:style>
    <style:style style:name="P51" style:family="paragraph" style:parent-style-name="Standard">
      <style:text-properties officeooo:paragraph-rsid="001e05ac"/>
    </style:style>
    <style:style style:name="P52" style:family="paragraph" style:parent-style-name="Standard">
      <style:text-properties fo:color="#c9211e" loext:opacity="100%" officeooo:rsid="002c9bae" officeooo:paragraph-rsid="002c9bae"/>
    </style:style>
    <style:style style:name="P53" style:family="paragraph" style:parent-style-name="Standard">
      <style:text-properties officeooo:rsid="00182841" officeooo:paragraph-rsid="00182841"/>
    </style:style>
    <style:style style:name="P54" style:family="paragraph" style:parent-style-name="Standard">
      <style:text-properties fo:font-weight="normal" officeooo:rsid="001eb366" officeooo:paragraph-rsid="001eb366" style:font-weight-asian="normal" style:font-weight-complex="normal"/>
    </style:style>
    <style:style style:name="P55" style:family="paragraph" style:parent-style-name="Standard">
      <style:text-properties officeooo:paragraph-rsid="002e5072"/>
    </style:style>
    <style:style style:name="P56" style:family="paragraph" style:parent-style-name="Standard">
      <style:text-properties fo:color="#c9211e" loext:opacity="100%" fo:font-weight="normal" officeooo:rsid="002ead26" officeooo:paragraph-rsid="002ead26" style:font-weight-asian="normal" style:font-weight-complex="normal"/>
    </style:style>
    <style:style style:name="P57" style:family="paragraph" style:parent-style-name="Standard">
      <style:text-properties fo:font-weight="bold" officeooo:rsid="001eb366" officeooo:paragraph-rsid="001eb366" style:font-weight-asian="bold" style:font-weight-complex="bold"/>
    </style:style>
    <style:style style:name="T1" style:family="text">
      <style:text-properties officeooo:rsid="0058b94f"/>
    </style:style>
    <style:style style:name="T2" style:family="text">
      <style:text-properties officeooo:rsid="0026981c"/>
    </style:style>
    <style:style style:name="T3" style:family="text">
      <style:text-properties fo:font-weight="bold" officeooo:rsid="0026981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44be"/>
    </style:style>
    <style:style style:name="T6" style:family="text">
      <style:text-properties officeooo:rsid="0007e83d"/>
    </style:style>
    <style:style style:name="T7" style:family="text">
      <style:text-properties officeooo:rsid="00065285"/>
    </style:style>
    <style:style style:name="T8" style:family="text">
      <style:text-properties officeooo:rsid="000b7f4d"/>
    </style:style>
    <style:style style:name="T9" style:family="text">
      <style:text-properties officeooo:rsid="0014c3ee"/>
    </style:style>
    <style:style style:name="T10" style:family="text">
      <style:text-properties officeooo:rsid="00141c5c"/>
    </style:style>
    <style:style style:name="T11" style:family="text">
      <style:text-properties officeooo:rsid="00171e83"/>
    </style:style>
    <style:style style:name="T12" style:family="text">
      <style:text-properties officeooo:rsid="0010f5c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27a9f" style:font-weight-asian="normal" style:font-weight-complex="normal"/>
    </style:style>
    <style:style style:name="T15" style:family="text">
      <style:text-properties fo:font-weight="bold" officeooo:rsid="00327a9f" style:font-weight-asian="bold" style:font-weight-complex="bold"/>
    </style:style>
    <style:style style:name="T16" style:family="text">
      <style:text-properties officeooo:rsid="00327a9f"/>
    </style:style>
    <style:style style:name="T17" style:family="text">
      <style:text-properties officeooo:rsid="002db383"/>
    </style:style>
    <style:style style:name="T18" style:family="text">
      <style:text-properties fo:font-weight="bold" officeooo:rsid="002db383" style:font-weight-asian="bold" style:font-weight-complex="bold"/>
    </style:style>
    <style:style style:name="T19" style:family="text">
      <style:text-properties officeooo:rsid="0019a64e"/>
    </style:style>
    <style:style style:name="T20" style:family="text">
      <style:text-properties fo:font-weight="bold" officeooo:rsid="0036770b" style:font-weight-asian="bold" style:font-weight-complex="bold"/>
    </style:style>
    <style:style style:name="T21" style:family="text">
      <style:text-properties fo:font-weight="normal" officeooo:rsid="0036770b" style:font-weight-asian="normal" style:font-weight-complex="normal"/>
    </style:style>
    <style:style style:name="T22" style:family="text">
      <style:text-properties fo:font-weight="normal" officeooo:rsid="0054d10d" style:font-weight-asian="normal" style:font-weight-complex="normal"/>
    </style:style>
    <style:style style:name="T23" style:family="text">
      <style:text-properties officeooo:rsid="00274663"/>
    </style:style>
    <style:style style:name="T24" style:family="text">
      <style:text-properties fo:font-weight="bold" officeooo:rsid="0043c252" style:font-weight-asian="bold" style:font-weight-complex="bold"/>
    </style:style>
    <style:style style:name="T25" style:family="text">
      <style:text-properties officeooo:rsid="0027dd70"/>
    </style:style>
    <style:style style:name="T26" style:family="text">
      <style:text-properties officeooo:rsid="00446ede"/>
    </style:style>
    <style:style style:name="T27" style:family="text">
      <style:text-properties officeooo:rsid="0045f5e2"/>
    </style:style>
    <style:style style:name="T28" style:family="text">
      <style:text-properties fo:font-weight="bold" officeooo:rsid="0045f5e2" style:font-weight-asian="bold" style:font-weight-complex="bold"/>
    </style:style>
    <style:style style:name="T29" style:family="text">
      <style:text-properties officeooo:rsid="00371726"/>
    </style:style>
    <style:style style:name="T30" style:family="text">
      <style:text-properties fo:font-weight="bold" officeooo:rsid="00371726" style:font-weight-asian="bold" style:font-weight-complex="bold"/>
    </style:style>
    <style:style style:name="T31" style:family="text">
      <style:text-properties officeooo:rsid="00384098"/>
    </style:style>
    <style:style style:name="T32" style:family="text">
      <style:text-properties fo:font-weight="bold" officeooo:rsid="00384098" style:font-weight-asian="bold" style:font-weight-complex="bold"/>
    </style:style>
    <style:style style:name="T33" style:family="text">
      <style:text-properties officeooo:rsid="00390545"/>
    </style:style>
    <style:style style:name="T34" style:family="text">
      <style:text-properties officeooo:rsid="003aa110"/>
    </style:style>
    <style:style style:name="T35" style:family="text">
      <style:text-properties officeooo:rsid="0051239c"/>
    </style:style>
    <style:style style:name="T36" style:family="text">
      <style:text-properties fo:font-weight="bold" officeooo:rsid="0049891d" style:font-weight-asian="bold" style:font-weight-complex="bold"/>
    </style:style>
    <style:style style:name="T37" style:family="text">
      <style:text-properties officeooo:rsid="0049891d"/>
    </style:style>
    <style:style style:name="T38" style:family="text">
      <style:text-properties officeooo:rsid="004ca8f4"/>
    </style:style>
    <style:style style:name="T39" style:family="text">
      <style:text-properties fo:font-weight="bold" officeooo:rsid="004ca8f4" style:font-weight-asian="bold" style:font-weight-complex="bold"/>
    </style:style>
    <style:style style:name="T40" style:family="text">
      <style:text-properties officeooo:rsid="004e11b7"/>
    </style:style>
    <style:style style:name="T41" style:family="text">
      <style:text-properties fo:font-weight="bold" officeooo:rsid="004e11b7" style:font-weight-asian="bold" style:font-weight-complex="bold"/>
    </style:style>
    <style:style style:name="T42" style:family="text">
      <style:text-properties fo:font-weight="bold" officeooo:rsid="004f712a" style:font-weight-asian="bold" style:font-weight-complex="bold"/>
    </style:style>
    <style:style style:name="T43" style:family="text">
      <style:text-properties officeooo:rsid="004f712a"/>
    </style:style>
    <style:style style:name="T44" style:family="text">
      <style:text-properties fo:font-weight="bold" officeooo:rsid="0053a744" style:font-weight-asian="bold" style:font-weight-complex="bold"/>
    </style:style>
    <style:style style:name="T45" style:family="text">
      <style:text-properties officeooo:rsid="0053a744"/>
    </style:style>
    <style:style style:name="T46" style:family="text">
      <style:text-properties fo:font-weight="bold" officeooo:rsid="003c6187" style:font-weight-asian="bold" style:font-weight-complex="bold"/>
    </style:style>
    <style:style style:name="T47" style:family="text">
      <style:text-properties officeooo:rsid="003c6187"/>
    </style:style>
    <style:style style:name="T48" style:family="text">
      <style:text-properties officeooo:rsid="00407556"/>
    </style:style>
    <style:style style:name="T49" style:family="text">
      <style:text-properties fo:font-weight="bold" officeooo:rsid="003d0ab0" style:font-weight-asian="bold" style:font-weight-complex="bold"/>
    </style:style>
    <style:style style:name="T50" style:family="text">
      <style:text-properties fo:color="#000000" loext:opacity="100%" fo:font-weight="bold" style:font-weight-asian="bold" style:font-weight-complex="bold"/>
    </style:style>
    <style:style style:name="T51" style:family="text">
      <style:text-properties fo:font-weight="normal" officeooo:rsid="00569f31" style:font-weight-asian="normal" style:font-weight-complex="normal"/>
    </style:style>
    <style:style style:name="T52" style:family="text">
      <style:text-properties fo:font-weight="normal" officeooo:rsid="00587f2a" style:font-weight-asian="normal" style:font-weight-complex="normal"/>
    </style:style>
    <style:style style:name="T53" style:family="text">
      <style:text-properties fo:font-weight="bold" officeooo:rsid="00587f2a" style:font-weight-asian="bold" style:font-weight-complex="bold"/>
    </style:style>
    <style:style style:name="T54" style:family="text">
      <style:text-properties fo:color="#c9211e" loext:opacity="100%" fo:font-weight="bold" style:font-weight-asian="bold" style:font-weight-complex="bold"/>
    </style:style>
    <style:style style:name="T55" style:family="text">
      <style:text-properties officeooo:rsid="0043c252"/>
    </style:style>
    <style:style style:name="T56" style:family="text">
      <style:text-properties style:font-name="Liberation Serif" fo:font-weight="bold" officeooo:rsid="0019a64e" style:font-weight-asian="bold" style:font-weight-complex="bold"/>
    </style:style>
    <style:style style:name="T57" style:family="text">
      <style:text-properties style:font-name="Liberation Serif" officeooo:rsid="0019a64e"/>
    </style:style>
    <style:style style:name="T58" style:family="text">
      <style:text-properties style:font-name="Liberation Serif" officeooo:rsid="00340fc8"/>
    </style:style>
    <style:style style:name="T59" style:family="text">
      <style:text-properties style:font-name="Liberation Serif" fo:font-weight="bold" officeooo:rsid="0043c252" style:font-weight-asian="bold" style:font-weight-complex="bold"/>
    </style:style>
    <style:style style:name="T60" style:family="text">
      <style:text-properties style:font-name="Liberation Serif" officeooo:rsid="0043c252"/>
    </style:style>
    <style:style style:name="T61" style:family="text">
      <style:text-properties style:font-name="Liberation Serif" fo:font-weight="bold" officeooo:rsid="00314dc6" style:font-weight-asian="bold" style:font-weight-complex="bold"/>
    </style:style>
    <style:style style:name="T62" style:family="text">
      <style:text-properties officeooo:rsid="003e53a9"/>
    </style:style>
    <style:style style:name="T63" style:family="text">
      <style:text-properties officeooo:rsid="00355b30"/>
    </style:style>
    <style:style style:name="T64" style:family="text">
      <style:text-properties style:font-name="Liberation Serif" officeooo:rsid="00314dc6"/>
    </style:style>
    <style:style style:name="T65" style:family="text">
      <style:text-properties fo:color="#c9211e" loext:opacity="100%"/>
    </style:style>
    <style:style style:name="T66" style:family="text">
      <style:text-properties officeooo:rsid="005549c7"/>
    </style:style>
    <style:style style:name="T67" style:family="text">
      <style:text-properties fo:font-weight="bold" officeooo:rsid="005549c7" style:font-weight-asian="bold" style:font-weight-complex="bold"/>
    </style:style>
    <style:style style:name="T68" style:family="text">
      <style:text-properties fo:color="#c9211e" loext:opacity="100%" officeooo:rsid="005549c7"/>
    </style:style>
    <style:style style:name="T69" style:family="text">
      <style:text-properties fo:font-weight="bold" officeooo:rsid="001e05ac" style:font-weight-asian="bold" style:font-weight-complex="bold"/>
    </style:style>
    <style:style style:name="T70" style:family="text">
      <style:text-properties fo:font-weight="normal" officeooo:rsid="001e05ac" style:font-weight-asian="normal" style:font-weight-complex="normal"/>
    </style:style>
    <style:style style:name="T71" style:family="text">
      <style:text-properties officeooo:rsid="001e05ac"/>
    </style:style>
    <style:style style:name="T72" style:family="text">
      <style:text-properties officeooo:rsid="002ae0dd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fo:font-weight="bold" officeooo:rsid="001eb366" style:font-weight-asian="bold" style:font-weight-complex="bold"/>
    </style:style>
    <style:style style:name="T76" style:family="text">
      <style:text-properties style:font-name="Liberation Serif" fo:font-weight="normal" officeooo:rsid="001eb366" style:font-weight-asian="normal" style:font-weight-complex="normal"/>
    </style:style>
    <style:style style:name="T77" style:family="text">
      <style:text-properties style:font-name="Liberation Serif" fo:font-weight="bold" officeooo:rsid="002e5072" style:font-weight-asian="bold" style:font-weight-complex="bold"/>
    </style:style>
    <style:style style:name="T78" style:family="text">
      <style:text-properties officeooo:rsid="00300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ven dependencies</text:h>
      <text:p text:style-name="P1">Group ID: com.fasterxml.jackson.core.</text:p>
      <text:p text:style-name="P1">Artifact IDs: jackson-core, jackson-annotations, jackson-databind</text:p>
      <text:p text:style-name="P2"/>
      <text:p text:style-name="P3">Read about Serialization/Deserialization Context, <text:span text:style-name="T1">date/time serialization</text:span>!</text:p>
      <text:p text:style-name="P2"/>
      <text:p text:style-name="P2"><text:span text:style-name="T2">Supports </text:span><text:span text:style-name="T3">3 w</text:span><text:span text:style-name="T4">ays to process JSON</text:span>: <text:span text:style-name="T5">tree model, streaming API, data binding</text:span></text:p>
      <text:h text:style-name="Heading_20_1" text:outline-level="1">Tree model</text:h>
      <text:p text:style-name="P2">ObjectMapper m = new …</text:p>
      <text:p text:style-name="P2">JsonNode root = m.readTree(&lt;string with json&gt;)</text:p>
      <text:p text:style-name="P4">JsonNode methods</text:p>
      <text:p text:style-name="P5">asLong/Boolean/Text/...() - try to convert and return value. Do not throw exception – returns 0/false/””/</text:p>
      <text:p text:style-name="P5">int/text/boolean/...Value() - just return value – do not try to convert. Also do not throws exception</text:p>
      <text:p text:style-name="P5">isArray/Boolean/Double/...()</text:p>
      <text:p text:style-name="P5"/>
      <text:p text:style-name="P5">isMissingNode() - true if this node is “missing node”<text:span text:style-name="T5">(for example array item, specified by path, does not exist)</text:span></text:p>
      <text:p text:style-name="P6"/>
      <text:p text:style-name="P6">isNumber()</text:p>
      <text:p text:style-name="P6">NumberType numberType() - BIG_DECIMAL/INT/DOUBLE/..</text:p>
      <text:p text:style-name="P5"/>
      <text:p text:style-name="P7">JsonNodeType getNodeType() - <text:span text:style-name="T6">ARRAY/STRING/MISSING/...</text:span></text:p>
      <text:p text:style-name="P8">int size() - num of child nodes: for object – n of fields, for array – n of elements</text:p>
      <text:p text:style-name="P7"/>
      <text:p text:style-name="P9">boolean has(Srting fieldName) – for object, ret true if field exists</text:p>
      <text:p text:style-name="P10">JsonNode get(String fieldName) – for object, search field with specified name</text:p>
      <text:p text:style-name="P11">JsonNode path(String fieldName) – same as get, but return “missing node” if index does not exist</text:p>
      <text:p text:style-name="P7"/>
      <text:p text:style-name="P7">boolean has(int index) – for array, ret true if index exists</text:p>
      <text:p text:style-name="P12">JsonNode get(int index) – for array, get value at spec. index <text:span text:style-name="T7">or null</text:span></text:p>
      <text:p text:style-name="P11">JsonNode path(int index) – same as get, but return “missing node” if index does not exist</text:p>
      <text:p text:style-name="P11"/>
      <text:p text:style-name="P13">Iterator&lt;JsonNode&gt; elements()</text:p>
      <text:p text:style-name="P13">Iterator&lt;Entry&lt;String, JsonNode&gt;&gt;fields<text:span text:style-name="T8">()</text:span></text:p>
      <text:p text:style-name="P13"/>
      <text:p text:style-name="P14">JsonNode findField(String fieldName) – search in this object and in child</text:p>
      <text:p text:style-name="P14">JsonNode findPath(String fieldName)</text:p>
      <text:p text:style-name="P13"/>
      <text:h text:style-name="Heading_20_1" text:outline-level="1">Streaming api</text:h>
      <text:p text:style-name="P15">JsonFactory f = new ..</text:p>
      <text:p text:style-name="P15">JsonGenerator g = f.createGenerator()</text:p>
      <text:p text:style-name="P15">JsonParser p = f.createParser()</text:p>
      <text:p text:style-name="P16"/>
      <text:p text:style-name="P15"><text:soft-page-break/>g.writeStartObject();</text:p>
      <text:p text:style-name="P15">g.writeString/Number/Boolean/..Field(“name”, value);</text:p>
      <text:p text:style-name="P17"/>
      <text:p text:style-name="P15">g.writeFieldName(“name”);</text:p>
      <text:p text:style-name="P15">g.writeStartArray();</text:p>
      <text:p text:style-name="P15">g.writeNumber(value);</text:p>
      <text:p text:style-name="P15">g.writeEndArray();</text:p>
      <text:p text:style-name="P15">g.writeEndObject();</text:p>
      <text:p text:style-name="P15">g.close();</text:p>
      <text:p text:style-name="P15"/>
      <text:p text:style-name="P15">p.nextToken() != JsonToken.END_OBJECT</text:p>
      <text:p text:style-name="P15">p.getCurrentName()</text:p>
      <text:p text:style-name="P15">p.getText</text:p>
      <text:p text:style-name="P15">p.getNumber/Boolean/..Value()</text:p>
      <text:p text:style-name="P16"/>
      <text:h text:style-name="Heading_20_1" text:outline-level="1">Data binding</text:h>
      <text:h text:style-name="Heading_20_2" text:outline-level="2">Simple data binding</text:h>
      <text:p text:style-name="P18">object → LinkedHashMap</text:p>
      <text:p text:style-name="P18">array → ArrayList</text:p>
      <text:p text:style-name="P18">the rest is obvious: Integer, Double, BigDecimal ...</text:p>
      <text:p text:style-name="P19">serialize with writeValue<text:span text:style-name="T9">(&lt;output for json&gt;, Object object)</text:span>, de-serialize with readValue(<text:span text:style-name="T10">&lt;input of json&gt;, Map.class</text:span>)</text:p>
      <text:p text:style-name="P20"/>
      <text:h text:style-name="Heading_20_2" text:outline-level="2">Full data binding</text:h>
      <text:p text:style-name="P21"><text:span text:style-name="T11">O</text:span>bjectMapper m = new …</text:p>
      <text:p text:style-name="P21">SomeClass obj = m.readValue(jsonString, SomeClass.class) ;</text:p>
      <text:p text:style-name="P21"/>
      <text:p text:style-name="P21">m.writerWithDefaultPrettyPrinter().writeValueAsString(obj); //with indents and new lines</text:p>
      <text:p text:style-name="P22">m.<text:span text:style-name="T12">writeValueAsString(obj); //</text:span>in 1 line</text:p>
      <text:p text:style-name="P22"/>
      <text:h text:style-name="Heading_20_3" text:outline-level="3">What fields are processed</text:h>
      <text:p text:style-name="P23"><text:span text:style-name="T13">@JsonProperty </text:span><text:span text:style-name="T14">makes field procesable regardless it’s visibility(public/protected/...).</text:span><text:span text:style-name="T15"> </text:span><text:span text:style-name="T14">Also</text:span> public fields <text:span text:style-name="T16">are procesable</text:span>. <text:span text:style-name="T17">Add public setter – field is used for deserialization. Add public getter – field is used for serialization </text:span><text:span text:style-name="T18">AND</text:span><text:span text:style-name="T17"> deserialization.</text:span></text:p>
      <text:p text:style-name="P23"/>
      <text:h text:style-name="Heading_20_3" text:outline-level="3">Annotations</text:h>
      <text:p text:style-name="P24">Good tutorial: <text:span text:style-name="T19">https://www.baeldung.com/jackson-annotations</text:span></text:p>
      <text:p text:style-name="P25"><text:span text:style-name="T20">@JsonAutoDetect</text:span><text:span text:style-name="T21"> – </text:span><text:span text:style-name="T22">over class, what visibility(public/protected/…) methods/fields should have to be auto-detected.</text:span></text:p>
      <text:p text:style-name="P25"><text:span text:style-name="T20"/></text:p>
      <text:p text:style-name="P25"><text:span text:style-name="T20">@</text:span><text:span text:style-name="T4">JsonProperty</text:span> – <text:span text:style-name="T23">over field, getter/setter </text:span><text:span text:style-name="T24">or argument</text:span><text:span text:style-name="T23">, </text:span><text:span text:style-name="T25">name of a field in JSON.</text:span></text:p>
      <text:p text:style-name="P26"><text:soft-page-break/>JsonProperty#defaultValue – is still <text:span text:style-name="T4">“just for documentation”</text:span> in 2.18.</text:p>
      <text:p text:style-name="P27">JsonProperty#access – allows to make field read-only(used only while serialization), write-only(used only while deserialization) or used for de- &amp; serialization <text:span text:style-name="T4">regardles it’s visibility</text:span>.</text:p>
      <text:p text:style-name="P27"/>
      <text:p text:style-name="P28"><text:span text:style-name="T4">@JsonAlias</text:span> – <text:span text:style-name="T26">allows to </text:span><text:span text:style-name="T27">define a list of alternative logical names(from JSON). Works with and </text:span><text:span text:style-name="T28">instead of</text:span><text:span text:style-name="T27"> @JsonProperty.</text:span></text:p>
      <text:p text:style-name="P25"/>
      <text:p text:style-name="P29"><text:span text:style-name="T20">@</text:span><text:span text:style-name="T4">JsonIgnore</text:span> – over field, do not use for serialization/deserialization.</text:p>
      <text:p text:style-name="P29"/>
      <text:p text:style-name="P30"><text:span text:style-name="T4">@JsonIgnoreProperties</text:span> – over class, lists <text:span text:style-name="T29">properties(</text:span><text:span text:style-name="T30">names from json</text:span><text:span text:style-name="T29">)</text:span>, which should be ignored.</text:p>
      <text:p text:style-name="P31">JsonIgnoreProperties<text:span text:style-name="T31">#ignoreUnknown – allows to </text:span><text:span text:style-name="T32">ignore unknown</text:span><text:span text:style-name="T31">.</text:span></text:p>
      <text:p text:style-name="P32">JsonIgnoreProperties<text:span text:style-name="T31">#</text:span>allowGetters/<text:span text:style-name="T33">allowSetters – one more way to </text:span><text:span text:style-name="T34">have read-only(</text:span>allowGetters<text:span text:style-name="T33"> </text:span><text:span text:style-name="T34">= true)/write-only(</text:span><text:span text:style-name="T33">allowSetters </text:span><text:span text:style-name="T34">= true) properties.</text:span></text:p>
      <text:p text:style-name="P32"/>
      <text:p text:style-name="P33"><text:span text:style-name="T4">@JsonInclude</text:span> – <text:span text:style-name="T35">over field, </text:span>allows to <text:span text:style-name="T36">ignore</text:span> field<text:span text:style-name="T37">s during </text:span><text:span text:style-name="T36">serialization</text:span><text:span text:style-name="T37"> </text:span><text:span text:style-name="T36">if they are null, “”, etc</text:span><text:span text:style-name="T37">. Allows to define predicate to make such decision. </text:span></text:p>
      <text:p text:style-name="P34">JsonInclude#content – a rule <text:span text:style-name="T4">for content of container</text:span>(Optional, AtomicReference), still does not work for arrays and Collection’s, <text:span text:style-name="T38">but </text:span><text:span text:style-name="T39">works for</text:span><text:span text:style-name="T38"> Optional, AtomicReference, Map(checks value).</text:span></text:p>
      <text:p text:style-name="P34">JsonInclude#valueFilter, JsonInclude#contentFilter – predicate<text:span text:style-name="T40">(actually </text:span><text:span text:style-name="T41">invokes equals(…)</text:span><text:span text:style-name="T40"> to decide: </text:span><text:span text:style-name="T42">false – USE</text:span><text:span text:style-name="T43"> for serialization</text:span><text:span text:style-name="T40">)</text:span> for making a decision, <text:span text:style-name="T4">works if value/content = CUSTOM.</text:span></text:p>
      <text:p text:style-name="P34"><text:span text:style-name="T4"/></text:p>
      <text:p text:style-name="P35"><text:span text:style-name="T4">@Json</text:span><text:span text:style-name="T44">IncludeProperties – </text:span><text:span text:style-name="T45">over class, takes a list of logical properties(like in JSON) which should be included for serialization/deserialization.</text:span></text:p>
      <text:p text:style-name="P36"/>
      <text:p text:style-name="P37"><text:span text:style-name="T46">@</text:span><text:span text:style-name="T4">JsonGetter, </text:span><text:span text:style-name="T46">@JsonSetter</text:span> - <text:span text:style-name="T19">over method. </text:span><text:span text:style-name="T47">Same effect as from @JsonProperty over getter/setter. Just put @JsonGetter over getter if you like it more.</text:span></text:p>
      <text:p text:style-name="P37"/>
      <text:p text:style-name="P38"><text:span text:style-name="T4">@JsonAnyGetter</text:span> – over field of type java.util.Map, over no-arg method that returns java.util.Map. Used to provide extra properties for JSON.</text:p>
      <text:p text:style-name="P38"><text:span text:style-name="T4">@JsonAnySetter</text:span> – over field of type java.util.Map, over method like:</text:p>
      <text:p text:style-name="P38"><text:tab/>void otherProperty(String name, {select type for value} value)</text:p>
      <text:p text:style-name="P39">Allows to deserialize extra properties from JSON. <text:span text:style-name="T48">Only 1 annotated method is allowed. All extra props. should have the same type or choose Object as a type of 2nd argument.</text:span></text:p>
      <text:p text:style-name="P40"/>
      <text:p text:style-name="P41"><text:span text:style-name="T49">@</text:span><text:span text:style-name="T50">JsonFormat</text:span><text:span text:style-name="T4"> </text:span><text:span text:style-name="T13">– </text:span><text:span text:style-name="T51">over anything, </text:span><text:span text:style-name="T52">quite overwhelmed, use it</text:span></text:p>
      <text:p text:style-name="P41"><text:span text:style-name="T52">- to decide if numbers should be integer or decimal in JSON – via #shape</text:span></text:p>
      <text:p text:style-name="P41"><text:span text:style-name="T52">- to override object mapper features(</text:span><text:span text:style-name="T53">case insensitive names of props., case insensitive enumerations</text:span><text:span text:style-name="T52">)</text:span></text:p>
      <text:p text:style-name="P41"><text:span text:style-name="T52">- to define string format for java.util.Date.</text:span></text:p>
      <text:p text:style-name="P37"><text:span text:style-name="T49"/></text:p>
      <text:p text:style-name="P42"><text:span text:style-name="T49">@</text:span><text:span text:style-name="T54">JsonVeiw</text:span><text:span text:style-name="T4"> - </text:span></text:p>
      <text:p text:style-name="P37"><text:span text:style-name="T49"/></text:p>
      <text:p text:style-name="P43"><text:span text:style-name="T49">P</text:span><text:span text:style-name="T4">olymorphism</text:span></text:p>
      <text:p text:style-name="P42"><text:span text:style-name="T4"/></text:p>
      <text:p text:style-name="P43"><text:span text:style-name="T4">Enums</text:span></text:p>
      <text:p text:style-name="P37"><text:span text:style-name="T49"/></text:p>
      <text:p text:style-name="P44"><text:span text:style-name="T4">@JsonValue</text:span> – <text:span text:style-name="T55">over method; it’s returned value represents whole object in JSON.</text:span></text:p>
      <text:p text:style-name="P45"/>
      <text:p text:style-name="P46"><text:span text:style-name="Source_20_Text"><text:span text:style-name="T56">@JsonCreator</text:span></text:span><text:span text:style-name="Source_20_Text"><text:span text:style-name="T57"> – </text:span></text:span><text:span text:style-name="Source_20_Text"><text:span text:style-name="T58">over constructor </text:span></text:span><text:span text:style-name="Source_20_Text"><text:span text:style-name="T59">or</text:span></text:span><text:span text:style-name="Source_20_Text"><text:span text:style-name="T60"> static factory method</text:span></text:span></text:p>
      <text:p text:style-name="P46"><text:span text:style-name="Source_20_Text"><text:span text:style-name="T57">public Request(@JsonProperty(required = true) String id,</text:span></text:span></text:p>
      <text:p text:style-name="P46"><text:soft-page-break/><text:span text:style-name="Source_20_Text"><text:span text:style-name="T57"><text:s text:c="24"/>@JsonProperty(required = true) double code,</text:span></text:span></text:p>
      <text:p text:style-name="P45"><text:span text:style-name="Source_20_Text"><text:span text:style-name="T56"><text:s text:c="24"/>@JsonProperty(required = true) String name) {</text:span></text:span><text:span text:style-name="Source_20_Text"><text:span text:style-name="T61">}</text:span></text:span></text:p>
      <text:p text:style-name="P37"><text:span text:style-name="T49"/></text:p>
      <text:p text:style-name="P37"><text:span text:style-name="T49">@</text:span><text:span text:style-name="T4">JsonPropertyOrder</text:span><text:span text:style-name="T19">({“field1”, “field2”, “field3”}) - over class, order of serialization. </text:span><text:span text:style-name="T62">May specify logical names(like in json) and class’es field names.</text:span></text:p>
      <text:p text:style-name="P37"/>
      <text:p text:style-name="P47"><text:span text:style-name="T49">@</text:span><text:span text:style-name="T4">JsonRawValue</text:span> – over field, <text:span text:style-name="T63">serialized JSON contains literal value of the field – string without quotes. Usefull for sending JavaScript functions.</text:span></text:p>
      <text:p text:style-name="P47"/>
      <text:p text:style-name="P48"><text:span text:style-name="Source_20_Text"><text:span text:style-name="T64"/></text:span></text:p>
      <text:p text:style-name="P49"/>
      <text:p text:style-name="P28"><text:span text:style-name="T4">@JsonInject</text:span> – value for a property is taken NOT from JSON, but is injected while deserialization. <text:span text:style-name="T65">Learn more!</text:span></text:p>
      <text:p text:style-name="P28"><text:span text:style-name="T65"/></text:p>
      <text:p text:style-name="P50"><text:span text:style-name="T4">@JsonIdentityInfo</text:span> – <text:span text:style-name="T66">helps to deal with </text:span><text:span text:style-name="T67">cycles in references</text:span><text:span text:style-name="T66">, </text:span><text:span text:style-name="T68">Learn more!</text:span></text:p>
      <text:p text:style-name="P28"/>
      <text:h text:style-name="Heading_20_1" text:outline-level="1"><text:span text:style-name="T2">ObjectMapper o</text:span>ptions</text:h>
      <text:p text:style-name="P51"><text:span text:style-name="T69">mapper.</text:span><text:span text:style-name="T70">enable(..)/disable(...)</text:span></text:p>
      <text:p text:style-name="P52">New way to spec. features was introduced – learn it!</text:p>
      <text:p text:style-name="P53">SerializationFeature.INDENT_OUTPUT – <text:span text:style-name="T71">formatted output</text:span></text:p>
      <text:p text:style-name="P53">DeserializationFeature.FAIL_ON_UNKNOWN_PROPERTIES – <text:span text:style-name="T72">not to fail on unknown property</text:span></text:p>
      <text:p text:style-name="P53"/>
      <text:h text:style-name="Heading_20_1" text:outline-level="1">Custom serializer</text:h>
      <text:p text:style-name="P54">Put in DTO</text:p>
      <text:p text:style-name="P54"><text:span text:style-name="T4">@JsonSerialize</text:span>(using = OptimizedBooleanSerializer.class)</text:p>
      <text:p text:style-name="P54">public boolean enabled = false;</text:p>
      <text:p text:style-name="P54"/>
      <text:p text:style-name="P54">Implement</text:p>
      <text:p text:style-name="P54">public class OptimizedBooleanSerializer extends JsonSerializer&lt;Boolean&gt; {</text:p>
      <text:p text:style-name="P54"><text:tab/>public void serialize(Boolean aBoolean, JsonGenerator jsonGenerator, </text:p>
      <text:p text:style-name="P54"><text:s text:c="8"/><text:tab/><text:tab/>SerializerProvider serializerProvider) ... { jsonGenerator.writeNumber(1);}</text:p>
      <text:p text:style-name="P54"/>
      <text:p text:style-name="P54"><text:s text:c="11"/></text:p>
      <text:p text:style-name="P54"/>
      <text:h text:style-name="Heading_20_1" text:outline-level="1">Custom deserialize</text:h>
      <text:p text:style-name="P54">Put in DTO</text:p>
      <text:p text:style-name="P54"><text:span text:style-name="T4">@JsonDeserialize</text:span>(using = OptimizedBooleanDeserializer.class)</text:p>
      <text:p text:style-name="P54">public boolean enabled = false;</text:p>
      <text:p text:style-name="P54"/>
      <text:p text:style-name="P54">Implement</text:p>
      <text:p text:style-name="P54">public class OptimizedBooleanDeserializer extends JsonDeserializer&lt;Boolean&gt; {</text:p>
      <text:p text:style-name="P54"><text:tab/>public Boolean deserialize(JsonParser jsonParser,</text:p>
      <text:p text:style-name="P54"><text:s text:c="12"/><text:tab/><text:tab/>DeserializationContext deserializationContext) ... {</text:p>
      <text:p text:style-name="P54"><text:soft-page-break/><text:tab/><text:tab/>String text = jsonParser.getText();</text:p>
      <text:p text:style-name="P54"><text:tab/><text:tab/>return true;</text:p>
      <text:p text:style-name="P54"><text:tab/>}</text:p>
      <text:p text:style-name="P54"/>
      <text:p text:style-name="P54"/>
      <text:p text:style-name="P54"/>
      <text:h text:style-name="Heading_20_1" text:outline-level="1"><text:span text:style-name="Source_20_Text"><text:span text:style-name="T73">Tricks</text:span></text:span></text:h>
      <text:p text:style-name="Standard"><text:span text:style-name="Source_20_Text"><text:span text:style-name="T74">D</text:span></text:span><text:span text:style-name="Source_20_Text"><text:span text:style-name="T75">eserialize List&lt;MyClass&gt; with ObjectMapper</text:span></text:span></text:p>
      <text:p text:style-name="Standard"><text:span text:style-name="Source_20_Text"><text:span text:style-name="T76">JavaType type = mapper.getTypeFactory().constructCollectionType(List.class, MyClass.class)</text:span></text:span></text:p>
      <text:p text:style-name="Standard"><text:span text:style-name="Source_20_Text"><text:span text:style-name="T75">or</text:span></text:span></text:p>
      <text:p text:style-name="Standard"><text:span text:style-name="Source_20_Text"><text:span text:style-name="T76">TypeReference type = new TypeReference&lt;List&lt;MyClass&gt;&gt;(){}</text:span></text:span></text:p>
      <text:p text:style-name="Standard"><text:span text:style-name="Source_20_Text"><text:span text:style-name="T75">then</text:span></text:span></text:p>
      <text:p text:style-name="Standard"><text:span text:style-name="Source_20_Text"><text:span text:style-name="T76">List&lt;MyClass&gt; result = objectMapper.readValue(json, type)</text:span></text:span></text:p>
      <text:p text:style-name="Standard"><text:span text:style-name="Source_20_Text"><text:span text:style-name="T73"/></text:span></text:p>
      <text:p text:style-name="P55"><text:span text:style-name="Source_20_Text"><text:span text:style-name="T77">Set default default visibility</text:span></text:span></text:p>
      <text:p text:style-name="Standard"><text:span text:style-name="Source_20_Text"><text:span text:style-name="T73">mapper.setVisibility(PropertyAccessor.FIELD, JsonAutoDetect.Visibility.ANY);</text:span></text:span></text:p>
      <text:p text:style-name="P56"><text:span text:style-name="T78">Did they introduce builder for obj. mapper? - </text:span>th<text:span text:style-name="T78">is should be configured via builder</text:span></text:p>
      <text:p text:style-name="P54"/>
      <text:h text:style-name="Heading_20_1" text:outline-level="1">As XML parser</text:h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7T14:15:38.482000000</dc:date>
    <meta:editing-duration>P1DT8H51M52S</meta:editing-duration>
    <meta:editing-cycles>74</meta:editing-cycles>
    <meta:document-statistic meta:table-count="0" meta:image-count="0" meta:object-count="0" meta:page-count="5" meta:paragraph-count="128" meta:word-count="885" meta:character-count="7472" meta:non-whitespace-character-count="6580"/>
  </office:meta>
</office:document-meta>
</file>